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Nghi</text:span><text:span text:style-name="T2">ệp vụ chấm c</text:span><text:span text:style-name="T3">ông</text:span></text:p>
      <text:p text:style-name="P1"><text:span text:style-name="T3">Nghi</text:span><text:span text:style-name="T4">ệp vụ chấm c</text:span><text:span text:style-name="T5">ông có s</text:span><text:span text:style-name="T6">ự kh</text:span><text:span text:style-name="T7">ác bi</text:span><text:span text:style-name="T8">ệt giữa hai m</text:span><text:span text:style-name="T9">ô hình nghi</text:span><text:span text:style-name="T10">ệp vụ ph</text:span><text:span text:style-name="T11">ân ca<text:s/></text:span><text:span text:style-name="T12">– ch</text:span><text:span text:style-name="T13">ấm c</text:span><text:span text:style-name="T14">ông ph</text:span><text:span text:style-name="T15">ổ biến hiện nay:</text:span></text:p>
      <text:p text:style-name="P1"><text:span text:style-name="T15"/></text:p>
      <text:p text:style-name="P1"><text:span text:style-name="T15">Nghiệp vụ chấm c</text:span><text:span text:style-name="T16">ông ca hành chính:</text:span></text:p>
      <text:p text:style-name="P1"><text:span text:style-name="T16"/></text:p>
      <text:p text:style-name="P1"><text:span text:style-name="T16">Nhân viên làm gi</text:span><text:span text:style-name="T17">ờ h</text:span><text:span text:style-name="T18">ành chính, th</text:span><text:span text:style-name="T19">ỉnh thoảng l</text:span><text:span text:style-name="T20">àm thêm gi</text:span><text:span text:style-name="T21">ờ.</text:span></text:p>
      <text:p text:style-name="P1"><text:span text:style-name="T21">Th</text:span><text:span text:style-name="T22">ư</text:span><text:span text:style-name="T23">ờng gặp ở bộ phận v</text:span><text:span text:style-name="T24">ăn ph</text:span><text:span text:style-name="T25">òng c</text:span><text:span text:style-name="T26">ủa tất cả c</text:span><text:span text:style-name="T27">ác<text:s/></text:span><text:span text:style-name="T28">đơn v</text:span><text:span text:style-name="T29">ị.</text:span></text:p>
      <text:p text:style-name="P1"><text:span text:style-name="T29">Nghiệp vụ chấm c</text:span><text:span text:style-name="T30">ông ca kíp luân phiên:</text:span></text:p>
      <text:p text:style-name="P1"><text:span text:style-name="T30"/></text:p>
      <text:p text:style-name="P1"><text:span text:style-name="T30">Nhân viên làm vi</text:span><text:span text:style-name="T31">ệc theo ca k</text:span><text:span text:style-name="T32">íp và có<text:s/></text:span><text:span text:style-name="T33">đ</text:span><text:span text:style-name="T34">ổi ca</text:span></text:p>
      <text:p text:style-name="P1"><text:span text:style-name="T34">Th</text:span><text:span text:style-name="T35">ư</text:span><text:span text:style-name="T36">ờng gặp ở bộ phận sản xuất c</text:span><text:span text:style-name="T37">ông ty s</text:span><text:span text:style-name="T38">ản xuất may mặc,<text:s/></text:span><text:span text:style-name="T39">đi</text:span><text:span text:style-name="T40">ện tử, nh</text:span><text:span text:style-name="T41">ân viên ph</text:span><text:span text:style-name="T42">ục vụ nh</text:span><text:span text:style-name="T43">à hàng, c</text:span><text:span text:style-name="T44">ửa h</text:span><text:span text:style-name="T45">àng bán l</text:span><text:span text:style-name="T46">ẻ, rạp chiếu phim,…</text:span></text:p>
      <text:p text:style-name="P1"><text:span text:style-name="T46">Ngo</text:span><text:span text:style-name="T47">ài ra, còn m</text:span><text:span text:style-name="T48">ột m</text:span><text:span text:style-name="T49">ô hình ch</text:span><text:span text:style-name="T50">ấm c</text:span><text:span text:style-name="T51">ông<text:s/></text:span><text:span text:style-name="T52">đang ph</text:span><text:span text:style-name="T53">át tri</text:span><text:span text:style-name="T54">ển kh</text:span><text:span text:style-name="T55">ác là ch</text:span><text:span text:style-name="T56">ấm c</text:span><text:span text:style-name="T57">ông theo gi</text:span><text:span text:style-name="T58">ờ linh hoạt:</text:span></text:p>
      <text:p text:style-name="P1"><text:span text:style-name="T58"/></text:p>
      <text:p text:style-name="P1"><text:span text:style-name="T58">Nh</text:span><text:span text:style-name="T59">ân viên làm vi</text:span><text:span text:style-name="T60">ệc linh<text:s/></text:span><text:span text:style-name="T61">đ</text:span><text:span text:style-name="T62">ộng, kh</text:span><text:span text:style-name="T63">ông c</text:span><text:span text:style-name="T64">ần theo khung giờ cố<text:s/></text:span><text:span text:style-name="T65">đ</text:span><text:span text:style-name="T66">ịnh</text:span></text:p>
      <text:p text:style-name="P1"><text:span text:style-name="T66">Th</text:span><text:span text:style-name="T67">ư</text:span><text:span text:style-name="T68">ờng gặp ở nh</text:span><text:span text:style-name="T69">ân viên d</text:span><text:span text:style-name="T70">ịch vụ sửa chữa m</text:span><text:span text:style-name="T71">áy tính, nhân viên ph</text:span><text:span text:style-name="T72">ục vụ nh</text:span><text:span text:style-name="T73">à hàng, r</text:span><text:span text:style-name="T74">ạp chiếu phim, …</text:span></text:p>
      <text:p text:style-name="P1"><text:span text:style-name="T74">Bảng chấm c</text:span><text:span text:style-name="T75">ông hàng ngày/hàng tháng<text:s/></text:span><text:span text:style-name="T76">đư</text:span><text:span text:style-name="T77">ợc lập dựa tr</text:span><text:span text:style-name="T78">ên các y</text:span><text:span text:style-name="T79">ếu tố sau:</text:span></text:p>
      <text:p text:style-name="P1"><text:span text:style-name="T79"/></text:p>
      <text:p text:style-name="P1"><text:span text:style-name="T80">– Th</text:span><text:span text:style-name="T81">ời gian ng</text:span><text:span text:style-name="T82">ư</text:span><text:span text:style-name="T83">ời lao<text:s/></text:span><text:span text:style-name="T84">đ</text:span><text:span text:style-name="T85">ộng c</text:span><text:span text:style-name="T86">ó<text:s/></text:span><text:span text:style-name="T87">đi l</text:span><text:span text:style-name="T88">àm:<text:s/></text:span><text:span text:style-name="T89">đư</text:span><text:span text:style-name="T90">ợc ghi nhận thủ c</text:span><text:span text:style-name="T91">ông ho</text:span><text:span text:style-name="T92">ặc bằng thiết bị chấm c</text:span><text:span text:style-name="T93">ông, d</text:span><text:span text:style-name="T94">ựa tr</text:span><text:span text:style-name="T95">ên quy<text:s/></text:span><text:span text:style-name="T96">đ</text:span><text:span text:style-name="T97">ịnh ph</text:span><text:span text:style-name="T98">ân ca, quy<text:s/></text:span><text:span text:style-name="T99">đ</text:span><text:span text:style-name="T100">ịnh l</text:span><text:span text:style-name="T101">àm thêm,<text:s/></text:span><text:span text:style-name="T102">đi mu</text:span><text:span text:style-name="T103">ộn về sớm,…</text:span></text:p>
      <text:p text:style-name="P1"><text:span text:style-name="T103"/></text:p>
      <text:p text:style-name="P1"><text:span text:style-name="T104">– Th</text:span><text:span text:style-name="T105">ời gian ng</text:span><text:span text:style-name="T106">ư</text:span><text:span text:style-name="T107">ời lao<text:s/></text:span><text:span text:style-name="T108">đ</text:span><text:span text:style-name="T109">ộng vắng mặt, bao gồm:</text:span></text:p>
      <text:p text:style-name="P1"><text:span text:style-name="T109"/></text:p>
      <text:p text:style-name="P1"><text:span text:style-name="T110">Đi c</text:span><text:span text:style-name="T111">ông tác:<text:s/></text:span><text:span text:style-name="T112">Đư</text:span><text:span text:style-name="T113">ợc ghi nhận bằng<text:s/></text:span><text:span text:style-name="T114">đơn c</text:span><text:span text:style-name="T115">ông tác.</text:span></text:p>
      <text:p text:style-name="P1"><text:span text:style-name="T115">Ngh</text:span><text:span text:style-name="T116">ỉ ph</text:span><text:span text:style-name="T117">ép/ngh</text:span><text:span text:style-name="T118">ỉ thai sản/nghỉ ốm:<text:s/></text:span><text:span text:style-name="T119">Đư</text:span><text:span text:style-name="T120">ợc ghi nhận bằng<text:s/></text:span><text:span text:style-name="T121">đơn xin ngh</text:span><text:span text:style-name="T122">ỉ hoặc kh</text:span><text:span text:style-name="T123">ông có thông tin<text:s/></text:span><text:span text:style-name="T124">đi l</text:span><text:span text:style-name="T125">àm thì xác<text:s/></text:span><text:span text:style-name="T126">đ</text:span><text:span text:style-name="T127">ịnh l</text:span><text:span text:style-name="T128">à ngh</text:span><text:span text:style-name="T129">ỉ.</text:span></text:p>
      <text:p text:style-name="P1"><text:span text:style-name="T129">Nghỉ lễ tết: Theo quy<text:s/></text:span><text:span text:style-name="T130">đ</text:span><text:span text:style-name="T131">ịnh của nh</text:span><text:span text:style-name="T132">à n</text:span><text:span text:style-name="T133">ư</text:span><text:span text:style-name="T134">ớc v</text:span><text:span text:style-name="T135">à doanh nghi</text:span><text:span text:style-name="T136">ệp.</text:span></text:p>
      <text:p text:style-name="P1"><text:span text:style-name="T136">1.1. M</text:span><text:span text:style-name="T137">ô hình ch</text:span><text:span text:style-name="T138">ấm c</text:span><text:span text:style-name="T139">ông hành chính:</text:span></text:p>
      <text:p text:style-name="P1"><text:span text:style-name="T140">Đ</text:span><text:span text:style-name="T141">ặc<text:s/></text:span><text:span text:style-name="T142">đi</text:span><text:span text:style-name="T143">ểm của m</text:span><text:span text:style-name="T144">ô hình ch</text:span><text:span text:style-name="T145">ấm c</text:span><text:span text:style-name="T146">ông hành chính là:</text:span></text:p>
      <text:p text:style-name="P1"><text:span text:style-name="T146"/></text:p>
      <text:p text:style-name="P1"><text:span text:style-name="T146">V</text:span><text:span text:style-name="T147">ề thời gian l</text:span><text:span text:style-name="T148">àm vi</text:span><text:span text:style-name="T149">ệc: </text:span></text:p>
      <text:p text:style-name="P1"><text:span text:style-name="T149"/></text:p>
      <text:p text:style-name="P1"><text:span text:style-name="T149">Th</text:span><text:span text:style-name="T150">ông th</text:span><text:span text:style-name="T151">ư</text:span><text:span text:style-name="T152">ờng 8h<text:s/></text:span><text:span text:style-name="T153">– 17h30, ngh</text:span><text:span text:style-name="T154">ỉ tr</text:span><text:span text:style-name="T155">ưa 12h- 13h30.</text:span></text:p>
      <text:p text:style-name="P1"><text:span text:style-name="T155">L</text:span><text:span text:style-name="T156">àm vi</text:span><text:span text:style-name="T157">ệc từ thứ 2<text:s/></text:span><text:span text:style-name="T158">đ</text:span><text:span text:style-name="T159">ến thứ 6 hoặc từ thứ 2<text:s/></text:span><text:span text:style-name="T160">đ</text:span><text:span text:style-name="T161">ến s</text:span><text:span text:style-name="T162">áng th</text:span><text:span text:style-name="T163">ứ 7 hoặc thứ 7 l</text:span><text:span text:style-name="T164">àm cách tu</text:span><text:span text:style-name="T165">ần.</text:span></text:p>
      <text:p text:style-name="P1"><text:span text:style-name="T165">C</text:span><text:span text:style-name="T166">ó th</text:span><text:span text:style-name="T167">ể c</text:span><text:span text:style-name="T168">ó làm thêm gi</text:span><text:span text:style-name="T169">ờ (t</text:span><text:span text:style-name="T170">ùy b</text:span><text:span text:style-name="T171">ộ phận).</text:span></text:p>
      <text:p text:style-name="P1"><text:span text:style-name="T171">Về<text:s/></text:span><text:span text:style-name="T172">đ</text:span><text:span text:style-name="T173">ịa<text:s/></text:span><text:span text:style-name="T174">đi</text:span><text:span text:style-name="T175">ểm l</text:span><text:span text:style-name="T176">àm vi</text:span><text:span text:style-name="T177">ệc:</text:span></text:p>
      <text:p text:style-name="P1"><text:span text:style-name="T177"/></text:p>
      <text:p text:style-name="P1"><text:span text:style-name="T178">Đ</text:span><text:span text:style-name="T179">ịa<text:s/></text:span><text:span text:style-name="T180">đi</text:span><text:span text:style-name="T181">ểm l</text:span><text:span text:style-name="T182">àm vi</text:span><text:span text:style-name="T183">ệc th</text:span><text:span text:style-name="T184">ư</text:span><text:span text:style-name="T185">ờng cố<text:s/></text:span><text:span text:style-name="T186">đ</text:span><text:span text:style-name="T187">ịnh,<text:s/></text:span><text:span text:style-name="T188">ít di chuy</text:span><text:span text:style-name="T189">ển.</text:span></text:p>
      <text:p text:style-name="P1"><text:span text:style-name="T189">Th</text:span><text:span text:style-name="T190">ông th</text:span><text:span text:style-name="T191">ư</text:span><text:span text:style-name="T192">ờng l</text:span><text:span text:style-name="T193">àm vi</text:span><text:span text:style-name="T194">ệc tại v</text:span><text:span text:style-name="T195">ăn ph</text:span><text:span text:style-name="T196">òng.</text:span></text:p>
      <text:p text:style-name="P1"><text:span text:style-name="T196">Riêng b</text:span><text:span text:style-name="T197">ộ phận kinh doanh c</text:span><text:span text:style-name="T198">ó th</text:span><text:span text:style-name="T199">ể phải l</text:span><text:span text:style-name="T200">àm vi</text:span><text:span text:style-name="T201">ệc b</text:span><text:span text:style-name="T202">ên ngoài th</text:span><text:span text:style-name="T203">ị tr</text:span><text:span text:style-name="T204">ư</text:span><text:span text:style-name="T205">ờng.</text:span></text:p>
      <text:p text:style-name="P1"><text:span text:style-name="T205">Luồng nghiệp vụ chấm c</text:span><text:span text:style-name="T206">ông cho mô hình ch</text:span><text:span text:style-name="T207">ấm c</text:span><text:span text:style-name="T208">ông hành chính<text:s/></text:span><text:span text:style-name="T209">đư</text:span><text:span text:style-name="T210">ợc minh họa trong h</text:span><text:span text:style-name="T211">ình d</text:span><text:span text:style-name="T212">ư</text:span><text:span text:style-name="T213">ới<text:s/></text:span><text:span text:style-name="T214">đ</text:span><text:span text:style-name="T215">ây:</text:span></text:p>
      <text:p text:style-name="P1"><text:span text:style-name="T215"/></text:p>
      <text:p text:style-name="P1"><text:span text:style-name="T215"><text:s/></text:span></text:p>
      <text:p text:style-name="P1"><text:span text:style-name="T215"/></text:p>
      <text:p text:style-name="P1"><text:span text:style-name="T215"/></text:p>
      <text:p text:style-name="P1"><text:span text:style-name="T215">Mô hình ch</text:span><text:span text:style-name="T216">ấm c</text:span><text:span text:style-name="T217">ông hành chính</text:span></text:p>
      <text:p text:style-name="P1"><text:span text:style-name="T217">Lu</text:span><text:span text:style-name="T218">ồng nghiệp vụ chấm c</text:span><text:span text:style-name="T219">ông hành chính xu</text:span><text:span text:style-name="T220">ất ph</text:span><text:span text:style-name="T221">át t</text:span><text:span text:style-name="T222">ừ việc HR x</text:span><text:span text:style-name="T223">ây d</text:span><text:span text:style-name="T224">ựng quy<text:s/></text:span><text:span text:style-name="T225">đ</text:span><text:span text:style-name="T226">ịnh chấm c</text:span><text:span text:style-name="T227">ông cho toàn h</text:span><text:span text:style-name="T228">ệ thống c</text:span><text:span text:style-name="T229">ông ty. Sau khi ph</text:span><text:span text:style-name="T230">ổ biến cho nh</text:span><text:span text:style-name="T231">ân viên và th</text:span><text:span text:style-name="T232">ực hiện chấm c</text:span><text:span text:style-name="T233">ông chi ti</text:span><text:span text:style-name="T234">ết h</text:span><text:span text:style-name="T235">àng ngày, HR s</text:span><text:span text:style-name="T236">ẽ tổng hợp c</text:span><text:span text:style-name="T237">ông. Báo cáo t</text:span><text:span text:style-name="T238">ổng hợp c</text:span><text:span text:style-name="T239">ông c</text:span><text:span text:style-name="T240">ủa từng c</text:span><text:span text:style-name="T241">á nhân s</text:span><text:span text:style-name="T242">ẽ<text:s/></text:span><text:span text:style-name="T243">đư</text:span><text:span text:style-name="T244">ợc gửi cho nh</text:span><text:span text:style-name="T245">ân viên. Sau khi có xác nh</text:span><text:span text:style-name="T246">ận của nh</text:span><text:span text:style-name="T247">ân viên, HR s</text:span><text:span text:style-name="T248">ẽ thực hiện b</text:span><text:span text:style-name="T249">áo cáo công<text:s/></text:span><text:span text:style-name="T250">đ</text:span><text:span text:style-name="T251">ể t</text:span><text:span text:style-name="T252">ính l</text:span><text:span text:style-name="T253">ương v</text:span><text:span text:style-name="T254">à thanh toán cho ng</text:span><text:span text:style-name="T255">ư</text:span><text:span text:style-name="T256">ời lao<text:s/></text:span><text:span text:style-name="T257">đ</text:span><text:span text:style-name="T258">ộng.</text:span></text:p>
      <text:p text:style-name="P1"><text:span text:style-name="T258"/></text:p>
      <text:p text:style-name="P1"><text:span text:style-name="T258">Nếu c</text:span><text:span text:style-name="T259">ó b</text:span><text:span text:style-name="T260">ất cứ ph</text:span><text:span text:style-name="T261">át sinh nào trong quá trình công tác: xin ngh</text:span><text:span text:style-name="T262">ỉ,<text:s/></text:span><text:span text:style-name="T263">đi c</text:span><text:span text:style-name="T264">ông tác, ngh</text:span><text:span text:style-name="T265">ỉ ph</text:span><text:span text:style-name="T266">ép,… Qu</text:span><text:span text:style-name="T267">ản l</text:span><text:span text:style-name="T268">ý s</text:span><text:span text:style-name="T269">ẽ duyệt<text:s/></text:span><text:span text:style-name="T270">đơn</text:span></text:p>
      <text:p text:style-name="P1"><text:span text:style-name="T270"/></text:p>
      <text:p text:style-name="P1"><text:span text:style-name="T270">1.1.1. Nghi</text:span><text:span text:style-name="T271">ệp vụ chấm c</text:span><text:span text:style-name="T272">ông hàng ngày</text:span></text:p>
      <text:p text:style-name="P1"><text:span text:style-name="T273">Đ</text:span><text:span text:style-name="T274">ối với nh</text:span><text:span text:style-name="T275">ân viên HR: Hàng ngày, HR th</text:span><text:span text:style-name="T276">ực hiện chấm c</text:span><text:span text:style-name="T277">ông chi ti</text:span><text:span text:style-name="T278">ết v</text:span><text:span text:style-name="T279">à theo dõi nhân viên ngh</text:span><text:span text:style-name="T280">ỉ, nh</text:span><text:span text:style-name="T281">ân viên<text:s/></text:span><text:span text:style-name="T282">đi mu</text:span><text:span text:style-name="T283">ộn, về sớm,…c</text:span><text:span text:style-name="T284">ăn c</text:span><text:span text:style-name="T285">ứ v</text:span><text:span text:style-name="T286">ào d</text:span><text:span text:style-name="T287">ữ liệu chấm c</text:span><text:span text:style-name="T288">ông và các<text:s/></text:span><text:span text:style-name="T289">đơn xin ngh</text:span><text:span text:style-name="T290">ỉ,<text:s/></text:span><text:span text:style-name="T291">đi c</text:span><text:span text:style-name="T292">ông tác, làm thêm gi</text:span><text:span text:style-name="T293">ờ (nếu c</text:span><text:span text:style-name="T294">ó),…</text:span></text:p>
      <text:p text:style-name="P1"><text:span text:style-name="T294"/></text:p>
      <text:p text:style-name="P1"><text:span text:style-name="T295">Đ</text:span><text:span text:style-name="T296">ối với nh</text:span><text:span text:style-name="T297">ân viên:</text:span></text:p>
      <text:p text:style-name="P1"><text:span text:style-name="T297"/></text:p>
      <text:p text:style-name="P1"><text:span text:style-name="T297">Hàng ngày nhân viên th</text:span><text:span text:style-name="T298">ực hiện chấm c</text:span><text:span text:style-name="T299">ông thông qua công c</text:span><text:span text:style-name="T300">ụ chấm c</text:span><text:span text:style-name="T301">ông.</text:span></text:p>
      <text:p text:style-name="P1"><text:span text:style-name="T301">N</text:span><text:span text:style-name="T302">ếu nghỉ hoặc<text:s/></text:span><text:span text:style-name="T303">đi c</text:span><text:span text:style-name="T304">ông tác thì th</text:span><text:span text:style-name="T305">ực hiện lập<text:s/></text:span><text:span text:style-name="T306">đơn xin ngh</text:span><text:span text:style-name="T307">ỉ/<text:s/></text:span><text:span text:style-name="T308">đi c</text:span><text:span text:style-name="T309">ông tác<text:s/></text:span><text:span text:style-name="T310">đ</text:span><text:span text:style-name="T311">ể<text:s/></text:span><text:span text:style-name="T312">đư</text:span><text:span text:style-name="T313">ợc chấm c</text:span><text:span text:style-name="T314">ông.</text:span></text:p>
      <text:p text:style-name="P1"><text:span text:style-name="T314">N</text:span><text:span text:style-name="T315">ếu c</text:span><text:span text:style-name="T316">ó làm thêm gi</text:span><text:span text:style-name="T317">ờ th</text:span><text:span text:style-name="T318">ì c</text:span><text:span text:style-name="T319">ũng c</text:span><text:span text:style-name="T320">ần lập<text:s/></text:span><text:span text:style-name="T321">đơn đ</text:span><text:span text:style-name="T322">ề nghị l</text:span><text:span text:style-name="T323">àm thêm gi</text:span><text:span text:style-name="T324">ờ<text:s/></text:span><text:span text:style-name="T325">đ</text:span><text:span text:style-name="T326">ể<text:s/></text:span><text:span text:style-name="T327">đư</text:span><text:span text:style-name="T328">ợc chấm c</text:span><text:span text:style-name="T329">ông t</text:span><text:span text:style-name="T330">ăng ca.</text:span></text:p>
      <text:p text:style-name="P1"><text:span text:style-name="T330">Đ</text:span><text:span text:style-name="T331">ối với quản l</text:span><text:span text:style-name="T332">ý: Duy</text:span><text:span text:style-name="T333">ệt<text:s/></text:span><text:span text:style-name="T334">đơn xin ngh</text:span><text:span text:style-name="T335">ỉ,<text:s/></text:span><text:span text:style-name="T336">đơn đi c</text:span><text:span text:style-name="T337">ông tác và<text:s/></text:span><text:span text:style-name="T338">đ</text:span><text:span text:style-name="T339">ề nghị l</text:span><text:span text:style-name="T340">àm thêm cho nhân viên theo quy<text:s/></text:span><text:span text:style-name="T341">đ</text:span><text:span text:style-name="T342">ịnh.</text:span></text:p>
      <text:p text:style-name="P1"><text:span text:style-name="T342"/></text:p>
      <text:p text:style-name="P1"><text:span text:style-name="T342">1.1.2. Nghiệp vụ chấm c</text:span><text:span text:style-name="T343">ông cu</text:span><text:span text:style-name="T344">ối th</text:span><text:span text:style-name="T345">áng</text:span></text:p>
      <text:p text:style-name="P1"><text:span text:style-name="T346">Đ</text:span><text:span text:style-name="T347">ối với HR:</text:span></text:p>
      <text:p text:style-name="P1"><text:span text:style-name="T347"/></text:p>
      <text:p text:style-name="P1"><text:span text:style-name="T347">Tổng hợp c</text:span><text:span text:style-name="T348">ông theo ngày công cho nhân viên: phân bi</text:span><text:span text:style-name="T349">ệt c</text:span><text:span text:style-name="T350">ông ngày th</text:span><text:span text:style-name="T351">ư</text:span><text:span text:style-name="T352">ờng, ng</text:span><text:span text:style-name="T353">ày ngh</text:span><text:span text:style-name="T354">ỉ, ng</text:span><text:span text:style-name="T355">ày l</text:span><text:span text:style-name="T356">ễ v</text:span><text:span text:style-name="T357">à làm thêm gi</text:span><text:span text:style-name="T358">ờ ban ng</text:span><text:span text:style-name="T359">ày, ban<text:s/></text:span><text:span text:style-name="T360">đ</text:span><text:span text:style-name="T361">êm theo quy<text:s/></text:span><text:span text:style-name="T362">đ</text:span><text:span text:style-name="T363">ịnh nh</text:span><text:span text:style-name="T364">à n</text:span><text:span text:style-name="T365">ư</text:span><text:span text:style-name="T366">ớc.</text:span></text:p>
      <text:p text:style-name="P1"><text:span text:style-name="T366">X</text:span><text:span text:style-name="T367">ác nh</text:span><text:span text:style-name="T368">ận c</text:span><text:span text:style-name="T369">ông v</text:span><text:span text:style-name="T370">ới nh</text:span><text:span text:style-name="T371">ân viên.</text:span></text:p>
      <text:p text:style-name="P1"><text:span text:style-name="T372">Đ</text:span><text:span text:style-name="T373">ối với nh</text:span><text:span text:style-name="T374">ân viên: Xác nh</text:span><text:span text:style-name="T375">ận c</text:span><text:span text:style-name="T376">ông.</text:span></text:p>
      <text:p text:style-name="P1"><text:span text:style-name="T376"/></text:p>
      <text:p text:style-name="P1"><text:span text:style-name="T376">1.1.3. Nghi</text:span><text:span text:style-name="T377">ệp vụ chấm c</text:span><text:span text:style-name="T378">ông phát sinh</text:span></text:p>
      <text:p text:style-name="P1"><text:span text:style-name="T379">Đ</text:span><text:span text:style-name="T380">ối với HR:</text:span></text:p>
      <text:p text:style-name="P1"><text:span text:style-name="T380"/></text:p>
      <text:p text:style-name="P1"><text:span text:style-name="T380">Tr</text:span><text:span text:style-name="T381">ư</text:span><text:span text:style-name="T382">ờng hợp nghỉ lễ HR tự chấm c</text:span><text:span text:style-name="T383">ông cho nhân viên theo quy<text:s/></text:span><text:span text:style-name="T384">đ</text:span><text:span text:style-name="T385">ịnh.</text:span></text:p>
      <text:p text:style-name="P1"><text:span text:style-name="T385">HR theo d</text:span><text:span text:style-name="T386">õi tình hình ngh</text:span><text:span text:style-name="T387">ỉ ph</text:span><text:span text:style-name="T388">ép c</text:span><text:span text:style-name="T389">ủa nh</text:span><text:span text:style-name="T390">ân viên<text:s/></text:span><text:span text:style-name="T391">đ</text:span><text:span text:style-name="T392">ể kiểm tra việc duyệt<text:s/></text:span><text:span text:style-name="T393">đơn ho</text:span><text:span text:style-name="T394">ặc thanh to</text:span><text:span text:style-name="T395">án phép t</text:span><text:span text:style-name="T396">ồn bằng tiền.</text:span></text:p>
      <text:p text:style-name="P1"><text:span text:style-name="T396">HR b</text:span><text:span text:style-name="T397">áo cáo ch</text:span><text:span text:style-name="T398">ấm c</text:span><text:span text:style-name="T399">ông v</text:span><text:span text:style-name="T400">ới l</text:span><text:span text:style-name="T401">ãnh<text:s/></text:span><text:span text:style-name="T402">đ</text:span><text:span text:style-name="T403">ạo<text:s/></text:span><text:span text:style-name="T404">đ</text:span><text:span text:style-name="T405">ịnh kỳ hoặc khi c</text:span><text:span text:style-name="T406">ó yêu c</text:span><text:span text:style-name="T407">ầu.</text:span></text:p>
      <text:p text:style-name="P1"><text:span text:style-name="T408">Đ</text:span><text:span text:style-name="T409">ối với nh</text:span><text:span text:style-name="T410">ân viên: Tr</text:span><text:span text:style-name="T411">ư</text:span><text:span text:style-name="T412">ờng hợp nghỉ lễ nh</text:span><text:span text:style-name="T413">ân viên không c</text:span><text:span text:style-name="T414">ần chấm c</text:span><text:span text:style-name="T415">ông ho</text:span><text:span text:style-name="T416">ặc l</text:span><text:span text:style-name="T417">àm<text:s/></text:span><text:span text:style-name="T418">đơn.</text:span></text:p>
      <text:p text:style-name="P1"><text:span text:style-name="T418"/></text:p>
      <text:p text:style-name="P1"><text:span text:style-name="T418">1.2. M</text:span><text:span text:style-name="T419">ô hình ch</text:span><text:span text:style-name="T420">ấm c</text:span><text:span text:style-name="T421">ông theo ca</text:span></text:p>
      <text:p text:style-name="P1"><text:span text:style-name="T422">Đ</text:span><text:span text:style-name="T423">ặc<text:s/></text:span><text:span text:style-name="T424">đi</text:span><text:span text:style-name="T425">ểm của m</text:span><text:span text:style-name="T426">ô hình ch</text:span><text:span text:style-name="T427">ấm c</text:span><text:span text:style-name="T428">ông hành chính là:</text:span></text:p>
      <text:p text:style-name="P1"><text:span text:style-name="T428"/></text:p>
      <text:p text:style-name="P1"><text:span text:style-name="T428">V</text:span><text:span text:style-name="T429">ề thời gian l</text:span><text:span text:style-name="T430">àm vi</text:span><text:span text:style-name="T431">ệc: </text:span></text:p>
      <text:p text:style-name="P1"><text:span text:style-name="T431"/></text:p>
      <text:p text:style-name="P1"><text:span text:style-name="T431">Th</text:span><text:span text:style-name="T432">ư</text:span><text:span text:style-name="T433">ờng c</text:span><text:span text:style-name="T434">ó 2 ca: 9h<text:s/></text:span><text:span text:style-name="T435">– 15h, 15h -21h (</text:span><text:span text:style-name="T436">đ</text:span><text:span text:style-name="T437">ối với bộ phận dịch vụ, b</text:span><text:span text:style-name="T438">án hàng). Ho</text:span><text:span text:style-name="T439">ặc 3 ca: 6h-14h, 14h-22h, 22h-6h h</text:span><text:span text:style-name="T440">ôm sau (</text:span><text:span text:style-name="T441">đ</text:span><text:span text:style-name="T442">ối với bộ phận sản xuất).</text:span></text:p>
      <text:p text:style-name="P1"><text:span text:style-name="T442">L</text:span><text:span text:style-name="T443">àm vi</text:span><text:span text:style-name="T444">ệc kh</text:span><text:span text:style-name="T445">ông có ngày ngh</text:span><text:span text:style-name="T446">ỉ tuần cố<text:s/></text:span><text:span text:style-name="T447">đ</text:span><text:span text:style-name="T448">ịnh.</text:span></text:p>
      <text:p text:style-name="P1"><text:span text:style-name="T448">Về<text:s/></text:span><text:span text:style-name="T449">đ</text:span><text:span text:style-name="T450">ịa<text:s/></text:span><text:span text:style-name="T451">đi</text:span><text:span text:style-name="T452">ểm l</text:span><text:span text:style-name="T453">àm vi</text:span><text:span text:style-name="T454">ệc:<text:s/></text:span><text:span text:style-name="T455">Đ</text:span><text:span text:style-name="T456">ịa<text:s/></text:span><text:span text:style-name="T457">đi</text:span><text:span text:style-name="T458">ểm l</text:span><text:span text:style-name="T459">àm vi</text:span><text:span text:style-name="T460">ệc th</text:span><text:span text:style-name="T461">ư</text:span><text:span text:style-name="T462">ờng cố<text:s/></text:span><text:span text:style-name="T463">đ</text:span><text:span text:style-name="T464">ịnh,<text:s/></text:span><text:span text:style-name="T465">ít di chuy</text:span><text:span text:style-name="T466">ển.</text:span></text:p>
      <text:p text:style-name="P1"><text:span text:style-name="T466"/></text:p>
      <text:p text:style-name="P1"><text:span text:style-name="T466">Luồng nghiệp vụ chấm c</text:span><text:span text:style-name="T467">ông cho mô hình ch</text:span><text:span text:style-name="T468">ấm c</text:span><text:span text:style-name="T469">ông theo ca<text:s/></text:span><text:span text:style-name="T470">đư</text:span><text:span text:style-name="T471">ợc minh họa trong h</text:span><text:span text:style-name="T472">ình d</text:span><text:span text:style-name="T473">ư</text:span><text:span text:style-name="T474">ới<text:s/></text:span><text:span text:style-name="T475">đ</text:span><text:span text:style-name="T476">ây:</text:span></text:p>
      <text:p text:style-name="P1"><text:span text:style-name="T476"/></text:p>
      <text:p text:style-name="P1"><text:span text:style-name="T476"/></text:p>
      <text:p text:style-name="P1"><text:span text:style-name="T476">Mô hình ch</text:span><text:span text:style-name="T477">ấm c</text:span><text:span text:style-name="T478">ông theo ca</text:span></text:p>
      <text:p text:style-name="P1"><text:span text:style-name="T478">Lu</text:span><text:span text:style-name="T479">ồng nghiệp vụ chấm c</text:span><text:span text:style-name="T480">ông theo ca c</text:span><text:span text:style-name="T481">ũng xu</text:span><text:span text:style-name="T482">ất ph</text:span><text:span text:style-name="T483">át t</text:span><text:span text:style-name="T484">ừ việc x</text:span><text:span text:style-name="T485">ây d</text:span><text:span text:style-name="T486">ựng quy tr</text:span><text:span text:style-name="T487">ình ch</text:span><text:span text:style-name="T488">ấm c</text:span><text:span text:style-name="T489">ông c</text:span><text:span text:style-name="T490">ủa HR. Sau<text:s/></text:span><text:span text:style-name="T491">đ</text:span><text:span text:style-name="T492">ó vi</text:span><text:span text:style-name="T493">ệc lập bảng ph</text:span><text:span text:style-name="T494">ân ca s</text:span><text:span text:style-name="T495">ẽ<text:s/></text:span><text:span text:style-name="T496">đư</text:span><text:span text:style-name="T497">ợc duyệt lại bởi cấp quản l</text:span><text:span text:style-name="T498">ý. Nh</text:span><text:span text:style-name="T499">ững quy tr</text:span><text:span text:style-name="T500">ình ti</text:span><text:span text:style-name="T501">ếp theo t</text:span><text:span text:style-name="T502">ương t</text:span><text:span text:style-name="T503">ự nh</text:span><text:span text:style-name="T504">ư lu</text:span><text:span text:style-name="T505">ồng nghiệp vụ chấm c</text:span><text:span text:style-name="T506">ông hành chính.</text:span></text:p>
      <text:p text:style-name="P1"><text:span text:style-name="T506"/></text:p>
      <text:p text:style-name="P1"><text:span text:style-name="T506">1.2.1. Nghi</text:span><text:span text:style-name="T507">ệp vụ chấm c</text:span><text:span text:style-name="T508">ông hàng ngày</text:span></text:p>
      <text:p text:style-name="P1"><text:span text:style-name="T509">Đ</text:span><text:span text:style-name="T510">ối với HR:</text:span></text:p>
      <text:p text:style-name="P1"><text:span text:style-name="T510"/></text:p>
      <text:p text:style-name="P1"><text:span text:style-name="T510">Theo d</text:span><text:span text:style-name="T511">õi b</text:span><text:span text:style-name="T512">ảng ph</text:span><text:span text:style-name="T513">ân ca.</text:span></text:p>
      <text:p text:style-name="P1"><text:span text:style-name="T513">Theo dõi tình hình tuân th</text:span><text:span text:style-name="T514">ủ quy<text:s/></text:span><text:span text:style-name="T515">đ</text:span><text:span text:style-name="T516">ịnh về giờ giấc l</text:span><text:span text:style-name="T517">àm vi</text:span><text:span text:style-name="T518">ệc<text:s/></text:span><text:span text:style-name="T519">đ</text:span><text:span text:style-name="T520">ể c</text:span><text:span text:style-name="T521">ó nh</text:span><text:span text:style-name="T522">ắc nhở hoặc trừ l</text:span><text:span text:style-name="T523">ương.</text:span></text:p>
      <text:p text:style-name="P1"><text:span text:style-name="T523">HR theo d</text:span><text:span text:style-name="T524">õi ngh</text:span><text:span text:style-name="T525">ỉ b</text:span><text:span text:style-name="T526">ù<text:s/></text:span><text:span text:style-name="T527">đ</text:span><text:span text:style-name="T528">ể kiểm so</text:span><text:span text:style-name="T529">át vi</text:span><text:span text:style-name="T530">ệc duyệt<text:s/></text:span><text:span text:style-name="T531">đơn ngh</text:span><text:span text:style-name="T532">ỉ b</text:span><text:span text:style-name="T533">ù t</text:span><text:span text:style-name="T534">ương t</text:span><text:span text:style-name="T535">ự nghỉ ph</text:span><text:span text:style-name="T536">ép.</text:span></text:p>
      <text:p text:style-name="P1"><text:span text:style-name="T537">Đ</text:span><text:span text:style-name="T538">ối với nh</text:span><text:span text:style-name="T539">ân viên:</text:span></text:p>
      <text:p text:style-name="P1"><text:span text:style-name="T539"/></text:p>
      <text:p text:style-name="P1"><text:span text:style-name="T540">Đ</text:span><text:span text:style-name="T541">ổi ca cho nhau khi c</text:span><text:span text:style-name="T542">ó vi</text:span><text:span text:style-name="T543">ệc<text:s/></text:span><text:span text:style-name="T544">đ</text:span><text:span text:style-name="T545">ột xuất nh</text:span><text:span text:style-name="T546">ưng kh</text:span><text:span text:style-name="T547">ông mu</text:span><text:span text:style-name="T548">ốn nghỉ l</text:span><text:span text:style-name="T549">àm.</text:span></text:p>
      <text:p text:style-name="P1"><text:span text:style-name="T549">M</text:span><text:span text:style-name="T550">ột số<text:s/></text:span><text:span text:style-name="T551">đơn v</text:span><text:span text:style-name="T552">ị kh</text:span><text:span text:style-name="T553">ông tính l</text:span><text:span text:style-name="T554">ương tăng ca m</text:span><text:span text:style-name="T555">à cho phép ngh</text:span><text:span text:style-name="T556">ỉ b</text:span><text:span text:style-name="T557">ù cho th</text:span><text:span text:style-name="T558">ời gian t</text:span><text:span text:style-name="T559">ăng ca, khi ngh</text:span><text:span text:style-name="T560">ỉ b</text:span><text:span text:style-name="T561">ù, nhân viên l</text:span><text:span text:style-name="T562">ập<text:s/></text:span><text:span text:style-name="T563">đơn xin ngh</text:span><text:span text:style-name="T564">ỉ b</text:span><text:span text:style-name="T565">ù<text:s/></text:span><text:span text:style-name="T566">đ</text:span><text:span text:style-name="T567">ể vẫn<text:s/></text:span><text:span text:style-name="T568">đư</text:span><text:span text:style-name="T569">ợc h</text:span><text:span text:style-name="T570">ư</text:span><text:span text:style-name="T571">ởng l</text:span><text:span text:style-name="T572">ương nh</text:span><text:span text:style-name="T573">ững ng</text:span><text:span text:style-name="T574">ày<text:s/></text:span><text:span text:style-name="T575">đ</text:span><text:span text:style-name="T576">ó.</text:span></text:p>
      <text:p text:style-name="P1"><text:span text:style-name="T577">Đ</text:span><text:span text:style-name="T578">ối với quản l</text:span><text:span text:style-name="T579">ý:<text:s/></text:span><text:span text:style-name="T580">Đ</text:span><text:span text:style-name="T581">ổi ca<text:s/></text:span><text:span text:style-name="T582">đ</text:span><text:span text:style-name="T583">ịnh kỳ (hay c</text:span><text:span text:style-name="T584">òn g</text:span><text:span text:style-name="T585">ọi l</text:span><text:span text:style-name="T586">à x</text:span><text:span text:style-name="T587">ếp ca l</text:span><text:span text:style-name="T588">àm vi</text:span><text:span text:style-name="T589">ệc) cho c</text:span><text:span text:style-name="T590">ác nhân viên ho</text:span><text:span text:style-name="T591">ặc c</text:span><text:span text:style-name="T592">ác b</text:span><text:span text:style-name="T593">ộ phận<text:s/></text:span><text:span text:style-name="T594">đ</text:span><text:span text:style-name="T595">ể<text:s/></text:span><text:span text:style-name="T596">đ</text:span><text:span text:style-name="T597">ảm bảo sức khỏe cho nh</text:span><text:span text:style-name="T598">ân viên nh</text:span><text:span text:style-name="T599">ưng v</text:span><text:span text:style-name="T600">ẫn<text:s/></text:span><text:span text:style-name="T601">đ</text:span><text:span text:style-name="T602">ủ nh</text:span><text:span text:style-name="T603">ân s</text:span><text:span text:style-name="T604">ự thực hiện hoạt<text:s/></text:span><text:span text:style-name="T605">đ</text:span><text:span text:style-name="T606">ộng sản xuất kinh doanh.</text:span></text:p>
      <text:p text:style-name="P1"><text:span text:style-name="T606"/></text:p>
      <text:p text:style-name="P1"><text:span text:style-name="T606">1.2.2. Nghiệp vụ chấm c</text:span><text:span text:style-name="T607">ông cu</text:span><text:span text:style-name="T608">ối th</text:span><text:span text:style-name="T609">áng</text:span></text:p>
      <text:p text:style-name="P1"><text:span text:style-name="T610">Đ</text:span><text:span text:style-name="T611">ối với HR: Tổng hợp c</text:span><text:span text:style-name="T612">ông theo ca cho nhân viên và phân bi</text:span><text:span text:style-name="T613">ệt ca ng</text:span><text:span text:style-name="T614">ày, ca<text:s/></text:span><text:span text:style-name="T615">đ</text:span><text:span text:style-name="T616">êm, ngày th</text:span><text:span text:style-name="T617">ư</text:span><text:span text:style-name="T618">ờng, ng</text:span><text:span text:style-name="T619">ày l</text:span><text:span text:style-name="T620">ễ<text:s/></text:span><text:span text:style-name="T621">đ</text:span><text:span text:style-name="T622">ể phục vụ t</text:span><text:span text:style-name="T623">ính l</text:span><text:span text:style-name="T624">ương theo quy đ</text:span><text:span text:style-name="T625">ịnh của nh</text:span><text:span text:style-name="T626">à n</text:span><text:span text:style-name="T627">ư</text:span><text:span text:style-name="T628">ớc.</text:span><text:span text:style-name="T6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